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D000002DC7BBDB87BB5F97FE2.jpg" manifest:media-type="image/jpeg"/>
  <manifest:file-entry manifest:full-path="Pictures/100000000000030B000002F845915D417701928A.jpg" manifest:media-type="image/jpeg"/>
  <manifest:file-entry manifest:full-path="Pictures/100000000000030A00000060AEC0C423B843F47F.jpg" manifest:media-type="image/jpeg"/>
  <manifest:file-entry manifest:full-path="Pictures/100000000000040000000400B626672A8C25163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Garamond" officeooo:rsid="0023b329" officeooo:paragraph-rsid="0023b329"/>
    </style:style>
    <style:style style:name="P3" style:family="paragraph" style:parent-style-name="Standard"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4pt" officeooo:paragraph-rsid="0032b3fc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officeooo:paragraph-rsid="0032b3fc" style:font-size-asian="14pt" style:font-size-complex="14pt"/>
    </style:style>
    <style:style style:name="P6" style:family="paragraph" style:parent-style-name="Standard">
      <style:text-properties style:font-name="Garamond" fo:font-size="12pt" style:font-size-asian="12pt" style:font-size-complex="12pt"/>
    </style:style>
    <style:style style:name="P7" style:family="paragraph" style:parent-style-name="Standard">
      <style:text-properties style:font-name="Garamond" fo:font-size="12pt" officeooo:paragraph-rsid="00340c8a" style:font-size-asian="12pt" style:font-size-complex="12pt"/>
    </style:style>
    <style:style style:name="P8" style:family="paragraph" style:parent-style-name="Standard">
      <style:paragraph-properties fo:break-before="page"/>
      <style:text-properties style:font-name="Great Vibes" fo:font-size="42pt" officeooo:rsid="0029ad37" officeooo:paragraph-rsid="0029ad37" style:font-size-asian="42pt" style:font-size-complex="42pt"/>
    </style:style>
    <style:style style:name="P9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P10" style:family="paragraph" style:parent-style-name="Header">
      <style:paragraph-properties fo:text-align="end" style:justify-single-word="false" fo:break-before="page"/>
      <style:text-properties officeooo:rsid="0023b329" officeooo:paragraph-rsid="0023b329"/>
    </style:style>
    <style:style style:name="P11" style:family="paragraph" style:parent-style-name="Standard">
      <style:text-properties style:font-name="Garamond" fo:font-size="12pt" officeooo:paragraph-rsid="00340c8a" style:font-size-asian="12pt" style:font-size-complex="12pt"/>
    </style:style>
    <style:style style:name="P12" style:family="paragraph" style:parent-style-name="Standard">
      <style:paragraph-properties fo:break-before="page"/>
      <style:text-properties style:font-name="Garamond" fo:font-size="12pt" officeooo:paragraph-rsid="00340c8a" style:font-size-asian="12pt" style:font-size-complex="12pt"/>
    </style:style>
    <style:style style:name="P13" style:family="paragraph">
      <loext:graphic-properties draw:fill="bitmap" draw:fill-color="#ffffff" draw:fill-image-name="Screenshot_25_202023-10-26_25_20212145" draw:opacity="100%" draw:fill-image-width="100%" draw:fill-image-height="100%" style:repeat="no-repeat" draw:fill-image-ref-point="center"/>
    </style:style>
    <style:style style:name="P14" style:family="paragraph">
      <loext:graphic-properties draw:fill="bitmap" draw:fill-color="#ffffff" draw:fill-image-name="OIG_25_20_28_37_29_-21" draw:opacity="100%" draw:fill-image-width="100%" draw:fill-image-height="100%" style:repeat="no-repeat" draw:fill-image-ref-point="center"/>
    </style:style>
    <style:style style:name="P15" style:family="paragraph">
      <loext:graphic-properties draw:fill="none" draw:fill-color="#ffffff"/>
      <style:paragraph-properties style:writing-mode="lr-tb"/>
      <style:text-properties style:font-name="Alice Oranges1" fo:font-size="15pt" style:font-size-asian="15pt" style:font-size-complex="15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T1" style:family="text">
      <style:text-properties style:font-name="Alice Oranges1" fo:font-size="15pt" style:font-size-asian="15pt" style:font-size-complex="15pt"/>
    </style:style>
    <style:style style:name="T2" style:family="text">
      <style:text-properties style:font-name="Great Vibes1" fo:font-size="28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0-26_25_202121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OIG_25_20_28_37_29_-21" draw:opacity="100%" draw:fill-image-width="100%" draw:fill-image-height="100%" style:repeat="no-repeat" draw:fill-image-ref-point="center" fo:min-height="8.2161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Text Frame 1" draw:style-name="gr4" draw:text-style-name="P17" svg:width="5.8858in" svg:height="0.4886in" svg:x="0.0626in" svg:y="0.1839in"><draw:text-box><text:p text:style-name="P16"><text:span text:style-name="T2">Prologo: El sentido de la vida</text:span></text:p></draw:text-box></draw:frame><draw:frame text:anchor-type="paragraph" draw:z-index="1" draw:name="Text Frame 2" draw:style-name="gr3" draw:text-style-name="P15" svg:width="5.6425in" svg:height="3.4307in" svg:x="0.3701in" svg:y="4.7465in"><draw:text-box><text:p><text:span text:style-name="T1">“</text:span><text:span text:style-name="T1">El roble crece.</text:span></text:p><text:p><text:span text:style-name="T1">Y con la llegada de la primavera, crece mas y mas.</text:span></text:p><text:p><text:span text:style-name="T1">Y año tras año se cubre de flores.</text:span></text:p><text:p><text:span text:style-name="T1">Y crea bellotas y las esparce por la tierra.</text:span></text:p><text:p><text:span text:style-name="T1">Y crece.</text:span></text:p><text:p><text:span text:style-name="T1"/></text:p><text:p><text:span text:style-name="T1">Inmóvil.</text:span></text:p><text:p><text:span text:style-name="T1">Crece.</text:span></text:p><text:p><text:span text:style-name="T1">Durante mil años.</text:span></text:p><text:p><text:span text:style-name="T1">Y un día cualquiera,</text:span></text:p>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muere.”</text:span></text:p></draw:text-box></draw:frame></text:p>
      <text:p text:style-name="P8"><draw:frame text:anchor-type="paragraph" draw:z-index="2" draw:name="Text Frame 4" draw:style-name="gr2" draw:text-style-name="P14" svg:width="5.9276in" svg:height="8.2161in" svg:x="0.0311in" svg:y="-0.0209in"><draw:text-box><text:p/></draw:text-box></draw:frame></text:p>
      <text:p text:style-name="P5">¿Cuál es el propósito de nuestra existencia? </text:p>
      <text:p text:style-name="P4">Esta es una pregunta que ha perseguido a la humanidad desde el principio de los tiempos.</text:p>
      <text:p text:style-name="P4"/>
      <text:p text:style-name="P4">Y en torno a esta pregunta se desarrolla toda la discusión que sigue a continuación.</text:p>
      <text:p text:style-name="P4"/>
      <text:p text:style-name="P3">El sentido de la vida, el propósito, el "porque?"</text:p>
      <text:p text:style-name="P3"/>
      <text:p text:style-name="P3"/>
      <text:p text:style-name="P3"><draw:frame text:anchor-type="paragraph" draw:z-index="3" draw:name="Text Frame 3" draw:style-name="gr1" draw:text-style-name="P13" svg:width="5.9276in" svg:height="0.2406in" svg:x="0.172in" svg:y="0.0429in"><draw:text-box><text:p/></draw:text-box></draw:frame></text:p>
      <text:p text:style-name="P3"/>
      <text:section text:style-name="Sect1" text:name="Section1">
        <text:p text:style-name="P6">Porque estoy aquí ?</text:p>
        <text:p text:style-name="P6">Porque sucede todo esto ?</text:p>
        <text:p text:style-name="P6">La vida que es ?</text:p>
        <text:p text:style-name="P6">Que soy yo ?</text:p>
        <text:p text:style-name="P6">Porque debo morir ?</text:p>
        <text:p text:style-name="P6"/>
        <text:p text:style-name="P6">Tiene algún propósito mi existencia ?</text:p>
        <text:p text:style-name="P6">Sera quizás, que debo cumplir con una misión y por eso estoy aquí ahora ?</text:p>
        <text:p text:style-name="P6"/>
        <text:p text:style-name="P7">Y me pregunto si, </text:p>
        <text:p text:style-name="P7">lo habré hecho bien, o mal ?</text:p>
        <text:p text:style-name="P12"/>
        <text:p text:style-name="P7"/>
        <text:p text:style-name="P6">Abre conseguido cumplir con mi misión en este mundo ?</text:p>
        <text:p text:style-name="P6"/>
        <text:p text:style-name="P6">Pero, como podría llevar a cabo una misión que desconozco ?</text:p>
      </text:section>
      <text:p text:style-name="P3"><draw:frame text:anchor-type="paragraph" draw:z-index="4" draw:name="Text Frame 5" draw:style-name="gr1" draw:text-style-name="P13" svg:width="5.9276in" svg:height="0.2406in" svg:x="0.1583in" svg:y="0.7071in"><draw:text-box><text:p/></draw:text-box></draw:frame></text:p>
      <text:p text:style-name="P3"/>
      <text:p text:style-name="P3"/>
      <text:p text:style-name="P3"/>
      <text:p text:style-name="P3"/>
      <text:p text:style-name="P3">Tiene sentido pensar que existe una inteligencia tal que, es capaz de diseñar todo esto ?</text:p>
      <text:p text:style-name="P3">Una inteligencia que crea desde cero a cada criatura en cada pequeño detalle ?</text:p>
      <text:p text:style-name="P3"/>
      <text:p text:style-name="P3">Y que ha decidido lo que soy y lo que hago, y que me ha puesto aquí, sobre la tierra, por un motivo preciso.</text:p>
      <text:p text:style-name="P3"/>
      <text:p text:style-name="P3">Si eso fuera posible, esa inteligencia adonde esta ?</text:p>
      <text:p text:style-name="P3">Porque no puedo verla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OIG_25_20_28_37_29_-2" draw:display-name="OIG%20(37)-2" xlink:href="Pictures/100000000000030D000002DC7BBDB87BB5F97FE2.jpg" xlink:type="simple" xlink:show="embed" xlink:actuate="onLoad"/>
    <draw:fill-image draw:name="OIG_25_20_28_37_29_-21" draw:display-name="OIG%20(37)-21" xlink:href="Pictures/100000000000030B000002F845915D417701928A.jpg" xlink:type="simple" xlink:show="embed" xlink:actuate="onLoad"/>
    <draw:fill-image draw:name="Screenshot_25_202023-10-26_25_20212145" draw:display-name="Screenshot%202023-10-26%20212145" xlink:href="Pictures/100000000000030A00000060AEC0C423B843F47F.jpg" xlink:type="simple" xlink:show="embed" xlink:actuate="onLoad"/>
    <draw:fill-image draw:name="oak_25_202" draw:display-name="oak%202" xlink:href="Pictures/100000000000040000000400B626672A8C25163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MP2" style:family="paragraph" style:parent-style-name="Header">
      <style:paragraph-properties fo:text-align="end" style:justify-single-word="false" fo:break-before="page"/>
      <style:text-properties officeooo:rsid="0023b329" officeooo:paragraph-rsid="0023b329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Hiddenmind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1-03T21:37:38.320000000</dc:date>
    <meta:editing-duration>PT1H35M16S</meta:editing-duration>
    <meta:editing-cycles>13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22" meta:word-count="192" meta:character-count="986" meta:non-whitespace-character-count="814"/>
  </office:meta>
</office:document-meta>
</file>